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1" fo:font-size="16pt" fo:letter-spacing="normal" fo:font-style="normal" fo:font-weight="normal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222222" style:font-name="Arial1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od afternoon Norm,</text:p>
      <text:p text:style-name="P2"/>
      <text:p text:style-name="P2">I use primarily two size boxes, of course if there is a special order I request that they contact me via email to best calculate shipping options as well as bulk pricing.  </text:p>
      <text:p text:style-name="P2"/>
      <text:p text:style-name="P2">But for the boxes I use, </text:p>
      <text:p text:style-name="P2">I have a small box that I put the small jars in it is 6x6x3 and it ships with packing around it in a priority mailer box, size 7x7x6.  </text:p>
      <text:p text:style-name="P2"/>
      <text:p text:style-name="P2">Then I have the larger box for pickles and 8oz jars that is 6x6x6 that I ship in a priority box that is size 12x12x8  </text:p>
      <text:p text:style-name="P2"/>
      <text:p text:style-name="P2">those are the best sizes for the shipping and for the weights I say the sampler box is 2lbs</text:p>
      <text:p text:style-name="P2"/>
      <text:p text:style-name="P2">and the jars packed in the box is 2 lbs for every 2 jars.  </text:p>
      <text:p text:style-name="P2">t<text:span text:style-name="T1">he larger box holds up to 4 jars</text:span>, </text:p>
      <text:p text:style-name="P2"/>
      <text:p text:style-name="P2">the small box is for the small jars and mid size, it can hold <text:span text:style-name="T1">4 tiny</text:span> or <text:span text:style-name="T1">three 4oz. </text:span> </text:p>
      <text:p text:style-name="P2"/>
      <text:p text:style-name="P2">I am glad to ear that there is a link that we can do for the USPS.  That will make all the difference, not just for me but others you design for too.</text:p>
      <text:p text:style-name="P2"/>
      <text:p text:style-name="P2">Thank you,</text:p>
      <text:p text:style-name="P1"/>
      <text:p text:style-name="P1"/>
      <text:p text:style-name="P1"><text:span text:style-name="T2">I based the two pounds on packaged set up of two jars. It is cumbersome to enter in so many variations for packaging. I kept it simple and folks were alright with it. I also had a handling fee of 3dollars. That was never shown as a separate price, it was rolled into the shipping costs. It covers the packing expenses.   The sampler box I need to get listed I guess. Jane wants to chat about that soon with me.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mand Bosse</meta:initial-creator>
    <meta:creation-date>2021-02-09T11:05:28.69</meta:creation-date>
    <dc:date>2021-02-09T11:21:38.84</dc:date>
    <dc:creator>Normand Bosse</dc:creator>
    <meta:editing-duration>PT16M11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12" meta:word-count="270" meta:character-count="1310"/>
  </office:meta>
</office:document-meta>
</file>